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4"/>
    <style:style style:name="ce3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udit1</text:p>
          </table:table-cell>
          <table:table-cell office:value-type="string" calcext:value-type="string">
            <text:p>audit2</text:p>
          </table:table-cell>
          <table:table-cell office:value-type="string" calcext:value-type="string">
            <text:p>audit3</text:p>
          </table:table-cell>
          <table:table-cell table:style-name="Default" office:value-type="string" calcext:value-type="string">
            <text:p>EWA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2];[Extended_AUDIT_Look_Up.$C$4:.$C$9];0))*INDEX([Extended_AUDIT_Look_Up.$D$14:.$D$20];MATCH([.C2];[Extended_AUDIT_Look_Up.$C$14:.$C$20];0)))+INDEX([Extended_AUDIT_Look_Up.$D$25:.$D$29];MATCH([.D2];[Extended_AUDIT_Look_Up.$C$25:.$C$29];0)))" office:value-type="float" office:value="1.336586" calcext:value-type="float">
            <text:p>1.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Less than monthly</text:p>
          </table:table-cell>
          <table:table-cell table:formula="of:=((INDEX([Extended_AUDIT_Look_Up.$D$4:.$D$9];MATCH([.B3];[Extended_AUDIT_Look_Up.$C$4:.$C$9];0))*INDEX([Extended_AUDIT_Look_Up.$D$14:.$D$20];MATCH([.C3];[Extended_AUDIT_Look_Up.$C$14:.$C$20];0)))+INDEX([Extended_AUDIT_Look_Up.$D$25:.$D$29];MATCH([.D3];[Extended_AUDIT_Look_Up.$C$25:.$C$29];0)))" office:value-type="float" office:value="5.784108" calcext:value-type="float">
            <text:p>5.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Weekly</text:p>
          </table:table-cell>
          <table:table-cell table:formula="of:=((INDEX([Extended_AUDIT_Look_Up.$D$4:.$D$9];MATCH([.B4];[Extended_AUDIT_Look_Up.$C$4:.$C$9];0))*INDEX([Extended_AUDIT_Look_Up.$D$14:.$D$20];MATCH([.C4];[Extended_AUDIT_Look_Up.$C$14:.$C$20];0)))+INDEX([Extended_AUDIT_Look_Up.$D$25:.$D$29];MATCH([.D4];[Extended_AUDIT_Look_Up.$C$25:.$C$29];0)))" office:value-type="float" office:value="14.812988" calcext:value-type="float">
            <text:p>14.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5];[Extended_AUDIT_Look_Up.$C$4:.$C$9];0))*INDEX([Extended_AUDIT_Look_Up.$D$14:.$D$20];MATCH([.C5];[Extended_AUDIT_Look_Up.$C$14:.$C$20];0)))+INDEX([Extended_AUDIT_Look_Up.$D$25:.$D$29];MATCH([.D5];[Extended_AUDIT_Look_Up.$C$25:.$C$29];0)))" office:value-type="float" office:value="13.08796" calcext:value-type="float">
            <text:p>13.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6];[Extended_AUDIT_Look_Up.$C$4:.$C$9];0))*INDEX([Extended_AUDIT_Look_Up.$D$14:.$D$20];MATCH([.C6];[Extended_AUDIT_Look_Up.$C$14:.$C$20];0)))+INDEX([Extended_AUDIT_Look_Up.$D$25:.$D$29];MATCH([.D6];[Extended_AUDIT_Look_Up.$C$25:.$C$29];0)))" office:value-type="float" office:value="8.59515" calcext:value-type="float">
            <text:p>8.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7];[Extended_AUDIT_Look_Up.$C$4:.$C$9];0))*INDEX([Extended_AUDIT_Look_Up.$D$14:.$D$20];MATCH([.C7];[Extended_AUDIT_Look_Up.$C$14:.$C$20];0)))+INDEX([Extended_AUDIT_Look_Up.$D$25:.$D$29];MATCH([.D7];[Extended_AUDIT_Look_Up.$C$25:.$C$29];0)))" office:value-type="float" office:value="30.80356" calcext:value-type="float">
            <text:p>30.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8];[Extended_AUDIT_Look_Up.$C$4:.$C$9];0))*INDEX([Extended_AUDIT_Look_Up.$D$14:.$D$20];MATCH([.C8];[Extended_AUDIT_Look_Up.$C$14:.$C$20];0)))+INDEX([Extended_AUDIT_Look_Up.$D$25:.$D$29];MATCH([.D8];[Extended_AUDIT_Look_Up.$C$25:.$C$29];0)))" office:value-type="float" office:value="7.549988" calcext:value-type="float">
            <text:p>7.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9];[Extended_AUDIT_Look_Up.$C$4:.$C$9];0))*INDEX([Extended_AUDIT_Look_Up.$D$14:.$D$20];MATCH([.C9];[Extended_AUDIT_Look_Up.$C$14:.$C$20];0)))+INDEX([Extended_AUDIT_Look_Up.$D$25:.$D$29];MATCH([.D9];[Extended_AUDIT_Look_Up.$C$25:.$C$29];0)))" office:value-type="float" office:value="0.985226" calcext:value-type="float">
            <text:p>1.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formula="of:=((INDEX([Extended_AUDIT_Look_Up.$D$4:.$D$9];MATCH([.B10];[Extended_AUDIT_Look_Up.$C$4:.$C$9];0))*INDEX([Extended_AUDIT_Look_Up.$D$14:.$D$20];MATCH([.C10];[Extended_AUDIT_Look_Up.$C$14:.$C$20];0)))+INDEX([Extended_AUDIT_Look_Up.$D$25:.$D$29];MATCH([.D10];[Extended_AUDIT_Look_Up.$C$25:.$C$29];0)))" office:value-type="float" office:value="14.97915" calcext:value-type="float">
            <text:p>15.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Daily or almost daily</text:p>
          </table:table-cell>
          <table:table-cell table:formula="of:=((INDEX([Extended_AUDIT_Look_Up.$D$4:.$D$9];MATCH([.B11];[Extended_AUDIT_Look_Up.$C$4:.$C$9];0))*INDEX([Extended_AUDIT_Look_Up.$D$14:.$D$20];MATCH([.C11];[Extended_AUDIT_Look_Up.$C$14:.$C$20];0)))+INDEX([Extended_AUDIT_Look_Up.$D$25:.$D$29];MATCH([.D11];[Extended_AUDIT_Look_Up.$C$25:.$C$29];0)))" office:value-type="float" office:value="62.52756" calcext:value-type="float">
            <text:p>62.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4">
          <table:table-cell/>
          <table:table-cell table:style-name="ce1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</table:table-row>
      </table:table>
      <table:table table:name="Extended_AUDIT_Look_U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UDIT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 or less</text:p>
          </table:table-cell>
          <table:table-cell office:value-type="float" office:value="0.183" calcext:value-type="float">
            <text:p>0.183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to 4 times a month</text:p>
          </table:table-cell>
          <table:table-cell office:value-type="float" office:value="0.562" calcext:value-type="float">
            <text:p>0.562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to 3 times a week</text:p>
          </table:table-cell>
          <table:table-cell office:value-type="float" office:value="1.614" calcext:value-type="float">
            <text:p>1.614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to 5 times a week</text:p>
          </table:table-cell>
          <table:table-cell office:value-type="float" office:value="3.325" calcext:value-type="float">
            <text:p>3.325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or more times a week</text:p>
          </table:table-cell>
          <table:table-cell office:value-type="float" office:value="5.18" calcext:value-type="float">
            <text:p>5.18</text:p>
          </table:table-cell>
          <table:table-cell table:style-name="ce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DIT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to 2</text:p>
          </table:table-cell>
          <table:table-cell office:value-type="float" office:value="2.422" calcext:value-type="float">
            <text:p>2.4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4</text:p>
          </table:table-cell>
          <table:table-cell office:value-type="float" office:value="4.342" calcext:value-type="float">
            <text:p>4.3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to 6</text:p>
          </table:table-cell>
          <table:table-cell office:value-type="float" office:value="5.842" calcext:value-type="float">
            <text:p>5.8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to 9</text:p>
          </table:table-cell>
          <table:table-cell office:value-type="float" office:value="6.891" calcext:value-type="float">
            <text:p>6.8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to 12</text:p>
          </table:table-cell>
          <table:table-cell office:value-type="float" office:value="9.67" calcext:value-type="float">
            <text:p>9.6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to 15</text:p>
          </table:table-cell>
          <table:table-cell office:value-type="float" office:value="9.725" calcext:value-type="float">
            <text:p>9.7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or more</text:p>
          </table:table-cell>
          <table:table-cell office:value-type="float" office:value="17.832" calcext:value-type="float">
            <text:p>17.83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UDIT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office:value-type="float" office:value="0.542" calcext:value-type="float">
            <text:p>0.542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monthly</text:p>
          </table:table-cell>
          <table:table-cell office:value-type="float" office:value="1.875" calcext:value-type="float">
            <text:p>1.875</text:p>
          </table:table-cell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hly</text:p>
          </table:table-cell>
          <table:table-cell office:value-type="float" office:value="3.656" calcext:value-type="float">
            <text:p>3.656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ly</text:p>
          </table:table-cell>
          <table:table-cell office:value-type="float" office:value="7.805" calcext:value-type="float">
            <text:p>7.805</text:p>
          </table:table-cell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ly or almost daily</text:p>
          </table:table-cell>
          <table:table-cell office:value-type="float" office:value="32.266" calcext:value-type="float">
            <text:p>32.266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5:24:53.220332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8:45:12.100093324</meta:creation-date>
    <dc:date>2020-04-08T15:27:17.457878607</dc:date>
    <meta:editing-duration>PT14M</meta:editing-duration>
    <meta:editing-cycles>4</meta:editing-cycles>
    <meta:generator>LibreOffice/6.3.5.2$Linux_X86_64 LibreOffice_project/30$Build-2</meta:generator>
    <meta:document-statistic meta:table-count="2" meta:cell-count="142" meta:object-count="0"/>
  </office:meta>
</office:document-meta>
</file>